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39d0f" officeooo:paragraph-rsid="000b3362"/>
    </style:style>
    <style:style style:name="P2" style:family="paragraph" style:parent-style-name="Standard">
      <style:text-properties fo:color="#c9211e" loext:opacity="100%" officeooo:rsid="0009cd79" officeooo:paragraph-rsid="0009cd79"/>
    </style:style>
    <style:style style:name="P3" style:family="paragraph" style:parent-style-name="Standard">
      <style:text-properties fo:color="#c9211e" loext:opacity="100%"/>
    </style:style>
    <style:style style:name="P4" style:family="paragraph" style:parent-style-name="Standard">
      <style:text-properties fo:color="#c9211e" loext:opacity="100%" officeooo:rsid="000ae460" officeooo:paragraph-rsid="000ae460"/>
    </style:style>
    <style:style style:name="P5" style:family="paragraph" style:parent-style-name="Standard">
      <style:text-properties fo:color="#c9211e" loext:opacity="100%" officeooo:rsid="000af971" officeooo:paragraph-rsid="000af971"/>
    </style:style>
    <style:style style:name="T1" style:family="text">
      <style:text-properties fo:color="#000000" loext:opacity="100%"/>
    </style:style>
    <style:style style:name="T2" style:family="text">
      <style:text-properties officeooo:rsid="0009cd79"/>
    </style:style>
    <style:style style:name="T3" style:family="text">
      <style:text-properties officeooo:rsid="000ae460"/>
    </style:style>
    <style:style style:name="T4" style:family="text">
      <style:text-properties officeooo:rsid="000af971"/>
    </style:style>
    <style:style style:name="T5" style:family="text">
      <style:text-properties officeooo:rsid="001f6921"/>
    </style:style>
    <style:style style:name="T6" style:family="text">
      <style:text-properties officeooo:rsid="000da5e1"/>
    </style:style>
    <style:style style:name="T7" style:family="text">
      <style:text-properties officeooo:rsid="000cf2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Chapter 15 Review</text:span></text:h>
      <text:p text:style-name="Standard"/>
      <text:p text:style-name="Standard">[1] Why do we need data structures with varying numbers of elements?</text:p>
      <text:p text:style-name="P2">We need them because we often don’t know at compile time how much data we’ll need to store. Real-world programs must handle varying amounts of input data, and fixed-size arrays are too limiting and wasteful</text:p>
      <text:p text:style-name="Standard">[2] What four kinds of storage do we have for a typical program?</text:p>
      <text:p text:style-name="P3">- <text:span text:style-name="T2">static storage: global variables, static variables,</text:span></text:p>
      <text:p text:style-name="P2">- stack storage: local variables, function parameters</text:p>
      <text:p text:style-name="P2">- free store/heap: dynamically allocated memory</text:p>
      <text:p text:style-name="P2">- constants: string literals, const data</text:p>
      <text:p text:style-name="Standard">[3] What is the free store? What other name is commonly used for it? What operators support it?</text:p>
      <text:p text:style-name="P2">The free store is memory available for dynamic allocation during program execution. IT’s commonly called the “heap”. The operators that support it are new (allocation) and delete (deallocation)</text:p>
      <text:p text:style-name="Standard">[4] What is a pointer?</text:p>
      <text:p text:style-name="P2">A pointer is a variable that stores the memory address of another object. It “points to” the location where data is stored rather than storing the data itself.</text:p>
      <text:p text:style-name="Standard">[5] What is a dereference operator and why do we need one?</text:p>
      <text:p text:style-name="P2"><text:soft-page-break/>The dereference operator (*) accesses the value stored at the memory address held by a pointer. We need it because a pointer only holds an address – to get the actual data, we must dereference it.</text:p>
      <text:p text:style-name="Standard">[6] What is an address? How are memory addresses manipulated in C++?</text:p>
      <text:p text:style-name="P4">an address is a numerical location in memory where data is stored. In c++, addresses are manipulated using the address-of operator (&amp;) to get an address, and pointer arithmetic to move through memory.</text:p>
      <text:p text:style-name="Standard">[7] What information about a pointed-to object does a pointer have? What useful information does it lack?</text:p>
      <text:p text:style-name="P4">A pointer has the objects memory address and type information. It lacks information about the objects size, lifetime, and whether the address is still valid.</text:p>
      <text:p text:style-name="Standard">[8] What can a pointer point to?</text:p>
      <text:p text:style-name="P4">A pointer can point to any object in memory: variables, array elements, dynamically allocated objects, functions, or other pointers. It can also be null or uninitialized.</text:p>
      <text:p text:style-name="Standard">[9] What is a leak?</text:p>
      <text:p text:style-name="P4">A memory leak occurs when dynamically allocated memory is not properly deallocated, making that memory permanently unavailable to the program even though it’s no longer needed</text:p>
      <text:p text:style-name="Standard">[10] What is a resource?</text:p>
      <text:p text:style-name="P4">A resource is anything that must be acquired and later released, such as a memory, file handles, network connections, or locks. Resources require careful management to avoid leaks.</text:p>
      <text:p text:style-name="Standard">[11] What is another term for “free store”?</text:p>
      <text:p text:style-name="P3">“<text:span text:style-name="T3">heap” is the other common term for free store</text:span></text:p>
      <text:p text:style-name="Standard"><text:soft-page-break/>[12] How can we initialize a pointer?</text:p>
      <text:p text:style-name="P3">- <text:span text:style-name="T3">assigning an address: int* p = &amp;variable;</text:span></text:p>
      <text:p text:style-name="P3">- <text:span text:style-name="T3">using new: int* p = new int(42);</text:span></text:p>
      <text:p text:style-name="P3">- <text:span text:style-name="T3">setting to null: int* p = nullptr;</text:span></text:p>
      <text:p text:style-name="P3">- <text:span text:style-name="T3">copying another pointer: int* p = other_pointer;</text:span></text:p>
      <text:p text:style-name="Standard">[13] What is a null pointer? When do we need to use one?</text:p>
      <text:p text:style-name="P5">A null pointer (nullptr) is a pointer that doesn’t point to any valid object. We use it to indicate “no object” or as a safe default value before the pointer is assigned a valid address.</text:p>
      <text:p text:style-name="Standard">[14] When do we need a pointer (instead of a reference or a named object)?</text:p>
      <text:p text:style-name="P3">- <text:span text:style-name="T4">we need optional objects (can be null)</text:span></text:p>
      <text:p text:style-name="P3">- <text:span text:style-name="T4">we want to change what we’re pointing to</text:span></text:p>
      <text:p text:style-name="P3">- <text:span text:style-name="T4">we’re doing dynamic allocation</text:span></text:p>
      <text:p text:style-name="P3">- <text:span text:style-name="T4">we need pointer arithmetic</text:span></text:p>
      <text:p text:style-name="P3">- <text:span text:style-name="T4">we’re implementing data structures like linked lists</text:span></text:p>
      <text:p text:style-name="Standard">[15] What is a destructor? When do we want one?</text:p>
      <text:p text:style-name="P5">A destructor is a special member function called when an object is destroyed. We want one when our class manages resources that need explicit cleanup (memory, files, etc)</text:p>
      <text:p text:style-name="Standard">[16] When do we want a virtual destructor?</text:p>
      <text:p text:style-name="P5">We want a virtual destructor when we have a class hierarchy and will delete objects through base class pointers. This ensures the correct destructor is called for the actual object type</text:p>
      <text:p text:style-name="Standard"><text:soft-page-break/>[17] How are destructors for members called?</text:p>
      <text:p text:style-name="P5">Member desctructors are called automatically after the main destructor body executes, in reverse order of construction</text:p>
      <text:p text:style-name="Standard">[18] How do we access a member of a class through a pointer?</text:p>
      <text:p text:style-name="P3">- <text:span text:style-name="T4">arrow operator: ptr→ member</text:span></text:p>
      <text:p text:style-name="P3">- <text:span text:style-name="T4">dereference then dot: (*ptr).member</text:span></text:p>
      <text:p text:style-name="Standard">[19] What is a doubly-linked list?</text:p>
      <text:p text:style-name="P5">A doubly-linked list is a data structure where each node has pointers to both the next and previous nodes, allowing traversal in both directions</text:p>
      <text:p text:style-name="Standard">[20] What is this and when do we need to use it?</text:p>
      <text:p text:style-name="P5">This is a pointer to the current object within member functions. We need it when we want to return the object itself, resolve naming conflicts, or explicitly show we’re accessing the current object’s memb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39d0f" officeooo:paragraph-rsid="000b3362"/>
    </style:style>
    <style:style style:name="MT1" style:family="text">
      <style:text-properties officeooo:rsid="000cf2a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text:span text:style-name="MT1">15</text:span> Review</text:p>
        <text:p text:style-name="MP1">Intro to Comp Sci <text:span text:style-name="MT1">II</text:span></text:p>
        <text:p text:style-name="MP1"><text:span text:style-name="MT1">7</text:span>/<text:span text:style-name="MT1">3</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8</meta:editing-cycles>
    <meta:creation-date>2025-03-12T17:07:00</meta:creation-date>
    <dc:date>2025-07-03T09:49:35.920205075</dc:date>
    <meta:editing-duration>PT55M11S</meta:editing-duration>
    <meta:generator>LibreOffice/7.3.7.2$Linux_X86_64 LibreOffice_project/30$Build-2</meta:generator>
    <meta:document-statistic meta:table-count="0" meta:image-count="0" meta:object-count="0" meta:page-count="4" meta:paragraph-count="57" meta:word-count="765" meta:character-count="4438" meta:non-whitespace-character-count="3729"/>
    <meta:user-defined meta:name="AppVersion">16.0000</meta:user-defined>
    <meta:user-defined meta:name="MSIP_Label_2d360780-cf75-4e00-a371-00f6922cc12d_ActionId">e0ba9ad5-c76c-4478-8efd-72ea06fed3f1</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2T17:08:19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